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B0000079400000AE36D53CD2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0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text-properties style:font-name="Times" fo:font-weight="normal" style:font-weight-asian="normal" style:font-weight-complex="normal"/>
    </style:style>
    <style:style style:name="P12" style:family="paragraph" style:parent-style-name="Standard">
      <style:paragraph-properties fo:margin-left="2.619cm" fo:margin-right="0cm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3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4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fo:font-variant="normal" fo:text-transform="none" style:font-name="Times"/>
    </style:style>
    <style:style style:name="P15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 New Roman" style:font-name-asian="Times New Roman" style:font-name-complex="New York"/>
    </style:style>
    <style:style style:name="P16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7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8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<text:database-display text:table-name="ListeDesGroupesAHeberger" text:table-type="query" text:column-name="nomGroupe" text:database-name="AdressesAccueil">&lt;nomGroupe&gt;</text:database-display>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><text:hidden-paragraph text:condition="ooow:[AdressesAccueil.festivalv2.groupe.Sexe] != &quot;&quot; OR NOT [AdressesAccueil.festivalv2.groupe.Nom]" text:is-hidden="true"/></text:p>
      <text:p text:style-name="P10"><text:hidden-paragraph text:condition="ooow:[AdressesAccueil.festivalv2.groupe.Sexe] == &quot;&quot; OR NOT [AdressesAccueil.festivalv2.groupe.Nom]" text:is-hidden="true"/>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d'héberger les membres de votre groupe. <text:s/></text:p>
      <text:p text:style-name="P14"/>
      <text:p text:style-name="P13">Nous avons pris en compte <text:database-display text:table-name="ListeDesGroupesAHeberger" text:table-type="query" text:column-name="nombrePersonnes" text:database-name="AdressesAccueil">&lt;nombrePersonnes&gt;</text:database-display> personnes à héberger.</text:p>
      <text:p text:style-name="P13"/>
      <text:p text:style-name="P13">Vous pourrez disposer des chambres dès votre arrivée à Saint-Malo. Le détail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MAIRIE</dc:title>
    <meta:initial-creator>Version de Démonstration</meta:initial-creator>
    <meta:creation-date>2004-06-18T13:50:00</meta:creation-date>
    <dc:creator>Patrice Grand</dc:creator>
    <dc:date>2006-05-26T14:23:12</dc:date>
    <meta:printed-by>Patrice Grand</meta:printed-by>
    <meta:print-date>2006-05-26T13:53:39</meta:print-date>
    <dc:language>fr-FR</dc:language>
    <meta:editing-cycles>75</meta:editing-cycles>
    <meta:editing-duration>PT6H9M3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9" meta:word-count="177" meta:character-count="1140"/>
  </office:meta>
</office:document-meta>
</file>